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margin-left="0cm" fo:margin-right="-0.81cm" fo:text-indent="0cm" style:auto-text-indent="false"/>
    </style:style>
    <style:style style:name="P5" style:family="paragraph" style:parent-style-name="Standard">
      <style:paragraph-properties fo:margin-left="0cm" fo:margin-right="-0.81cm" fo:text-align="end" style:justify-single-word="false" fo:text-indent="0cm" style:auto-text-indent="false"/>
    </style:style>
    <style:style style:name="P6" style:family="paragraph" style:parent-style-name="Standard">
      <style:paragraph-properties fo:margin-left="0cm" fo:margin-right="-0.81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Heading_20_2">
      <style:paragraph-properties fo:margin-left="0cm" fo:margin-right="-0.81cm" fo:text-indent="0cm" style:auto-text-indent="false"/>
    </style:style>
    <style:style style:name="P8" style:family="paragraph" style:parent-style-name="Heading_20_2">
      <style:paragraph-properties fo:margin-left="0cm" fo:margin-right="-0.81cm" fo:text-align="center" style:justify-single-word="false" fo:text-indent="0cm" style:auto-text-indent="false"/>
      <style:text-properties fo:font-style="italic" style:font-style-asian="italic" style:font-size-complex="14pt"/>
    </style:style>
    <style:style style:name="T1" style:family="text">
      <style:text-properties fo:font-size="14pt" fo:font-style="italic" style:font-size-asian="14pt" style:font-style-asian="italic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size-complex="14pt"/>
    </style:style>
    <style:style style:name="T10" style:family="text">
      <style:text-properties fo:font-style="italic" style:font-style-asian="italic" style:font-size-complex="14pt"/>
    </style:style>
    <style:style style:name="T11" style:family="text">
      <style:text-properties fo:language="en" fo:country="US"/>
    </style:style>
    <style:style style:name="Sect1" style:family="section">
      <style:section-properties style:editable="true">
        <style:columns fo:column-count="1" fo:column-gap="0cm"/>
      </style:section-properties>
    </style:style>
  </office:automatic-styles>
  <office:body>
    <office:text>
      <text:variable-decls>
        <text:variable-decl office:value-type="string" text:name="0020000D"/>
        <text:variable-decl office:value-type="string" text:name="0020000E"/>
        <text:variable-decl office:value-type="string" text:name="00080020"/>
        <text:variable-decl office:value-type="string" text:name="00200010"/>
        <text:variable-decl office:value-type="string" text:name="00100010"/>
        <text:variable-decl office:value-type="string" text:name="00100040"/>
        <text:variable-decl office:value-type="string" text:name="00100030"/>
        <text:variable-decl office:value-type="string" text:name="I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ext:p text:style-name="P2">study UID:<text:variable-set text:name="0020000D" office:value-type="string">NULL</text:variable-set></text:p>
        <text:p text:style-name="P2">Study Series UID:<text:variable-set text:name="0020000E" office:value-type="string">NULL</text:variable-set></text:p>
        <text:p text:style-name="P2">study Date:<text:variable-set text:name="00080020" office:value-type="string">NULL</text:variable-set></text:p>
        <text:p text:style-name="Standard"/>
        <text:p text:style-name="Standard"><text:span text:style-name="T11">study ID: </text:span><text:span text:style-name="T11"><text:variable-set text:name="00200010" office:value-type="string">NULL</text:variable-set></text:span></text:p>
        <text:p text:style-name="P3">ФИО: <text:variable-set text:name="00100010" office:value-type="string">NULL</text:variable-set> </text:p>
        <text:p text:style-name="Standard">Пол <text:variable-set text:name="00100040" office:value-type="string">NULL</text:variable-set></text:p>
        <text:p text:style-name="Standard">ДР <text:variable-set text:name="00100030" office:value-type="string">NULL</text:variable-set></text:p>
        <text:p text:style-name="Standard">Исследование: <text:variable-set text:name="ID" office:value-type="string">NULL</text:variable-set></text:p>
        <text:p text:style-name="Standard"/>
        <text:p text:style-name="P3">Описание:</text:p>
        <text:p text:style-name="P3">ФИО (редакт.)- <text:variable-input text:name="00100010" text:description="" office:value-type="string"/></text:p>
        <text:p text:style-name="P1"/>
        <text:h text:style-name="P7" text:outline-level="2"><text:span text:style-name="T9">Дата исследования</text:span><text:span text:style-name="T10">: <text:s/></text:span><text:bookmark-start text:name="ТекстовоеПоле1"/><text:bookmark text:name="%25252525D0%252525259F%25252525D0%252525"/><text:span text:style-name="T9"><text:text-input text:description="ТекстовоеПоле1">     </text:text-input></text:span><text:bookmark-end text:name="ТекстовоеПоле1"/><text:span text:style-name="T9"> <text:s text:c="44"/>ЭЭД</text:span><text:span text:style-name="T10">-</text:span><text:bookmark-start text:name="ТекстовоеПоле4"/><text:span text:style-name="T10"><text:text-input text:description="ТекстовоеПоле4">     </text:text-input></text:span><text:bookmark-end text:name="ТекстовоеПоле4"/><text:span text:style-name="T10">Мзв </text:span></text:h>
        <text:p text:style-name="P4"><text:span text:style-name="T4">Ф.И.О. пациента</text:span><text:span text:style-name="T1">: </text:span><text:bookmark-start text:name="%25252525D0%25252525A2%25252525D0%252525"/><text:bookmark-start text:name="ТекстовоеПоле2"/><text:span text:style-name="T1"><text:text-input text:description="ТекстовоеПоле2">     </text:text-input></text:span><text:bookmark-end text:name="ТекстовоеПоле2"/><text:span text:style-name="T1"> <text:s text:c="48"/></text:span><text:span text:style-name="T4">Дата рождения</text:span><text:span text:style-name="T1">: </text:span><text:span text:style-name="T6"><text:text-input text:description="ТекстовоеПоле3">     </text:text-input></text:span><text:span text:style-name="T6"> <text:s text:c="46"/></text:span></text:p>
        <text:h text:style-name="P7" text:outline-level="2"><text:span text:style-name="T10">Дата рождения: </text:span><text:bookmark-end text:name="%25252525D0%25252525A2%25252525D0%252525"/><text:bookmark-start text:name="ТекстовоеПоле3"/><text:span text:style-name="T9"><text:text-input text:description="ТекстовоеПоле3">     </text:text-input></text:span><text:bookmark-end text:name="ТекстовоеПоле3"/><text:span text:style-name="T9"> <text:s text:c="46"/></text:span></text:h>
        <text:h text:style-name="P8" text:outline-level="2">Рентгеноскопия пищевода, желудка, ДПК и ОГК</text:h>
        <text:p text:style-name="P6">Органы грудной клетки без видимой патологии. </text:p>
        <text:p text:style-name="P4"><text:span text:style-name="T5">Акт глотания</text:span><text:bookmark-start text:name="ПолеСоСписком1"/><text:span text:style-name="T2">: <text:s text:c="2"/></text:span><text:span text:style-name="T7"><text:drop-down text:name=""><text:label text:current-selected="true" text:value="                         "/><text:label text:value="нарушен"/><text:label text:value="не нарушен"/>                         </text:drop-down></text:span><text:bookmark-end text:name="ПолеСоСписком1"/><text:span text:style-name="T2">. </text:span><text:span text:style-name="T5">Пищевод:</text:span><text:span text:style-name="T7"> </text:span><text:bookmark-start text:name="ПолеСоСписком2"/><text:span text:style-name="T7"><text:drop-down text:name="ПолеСоСписком2"><text:label text:current-selected="true" text:value="                         "/><text:label text:value="свободно проходим"/>                         </text:drop-down></text:span><text:bookmark-end text:name="ПолеСоСписком2"/><text:span text:style-name="T2">, </text:span><text:span text:style-name="T5">Стенки пищевода</text:span><text:span text:style-name="T7"> </text:span><text:bookmark-start text:name="ПолеСоСписком3"/><text:span text:style-name="T7"><text:drop-down text:name="ПолеСоСписком3"><text:label text:current-selected="true" text:value="                "/><text:label text:value="ровные"/><text:label text:value="эластичные"/>                </text:drop-down></text:span><text:bookmark-end text:name="ПолеСоСписком3"/><text:span text:style-name="T7">.</text:span><text:span text:style-name="T2"> </text:span><text:span text:style-name="T5">Складки</text:span><text:span text:style-name="T7"> </text:span><text:bookmark-start text:name="ТекстовоеПоле5"/><text:span text:style-name="T7"><text:text-input text:description="ТекстовоеПоле5">     </text:text-input></text:span><text:bookmark-end text:name="ТекстовоеПоле5"/><text:span text:style-name="T7"> типа</text:span><text:span text:style-name="T2">.</text:span><text:span text:style-name="T5"> Кардиальный жом</text:span><text:span text:style-name="T7"> функционирует ритмично</text:span></text:p>
        <text:p text:style-name="P4"><text:span text:style-name="T5">Рефлюкс</text:span><text:bookmark-start text:name="ТекстовоеПоле6"/><text:span text:style-name="T7"><text:text-input text:description="ТекстовоеПоле6">     </text:text-input></text:span><text:bookmark-end text:name="ТекстовоеПоле6"/><text:span text:style-name="T5"> Желудок </text:span><text:span text:style-name="T7">натощак</text:span><text:bookmark-start text:name="ТекстовоеПоле8"/><text:span text:style-name="T7"><text:text-input text:description="ТекстовоеПоле8">     </text:text-input></text:span><text:bookmark-end text:name="ТекстовоеПоле8"/><text:span text:style-name="T7">. </text:span></text:p>
        <text:p text:style-name="P4"><text:span text:style-name="T5">Форма, положение, размеры желудка</text:span><text:span text:style-name="T7"> </text:span><text:bookmark-start text:name="ТекстовоеПоле7"/><text:span text:style-name="T7"><text:text-input text:description="ТекстовоеПоле7">     </text:text-input></text:span><text:bookmark-end text:name="ТекстовоеПоле7"/><text:span text:style-name="T7">.</text:span></text:p>
        <text:p text:style-name="P4"><text:span text:style-name="T5">Свод желудка</text:span><text:span text:style-name="T7"> </text:span><text:bookmark-start text:name="ПолеСоСписком12"/><text:span text:style-name="T7"><text:drop-down text:name="ПолеСоСписком12"><text:label text:current-selected="true" text:value="           "/><text:label text:value="без дополнительных теней"/>           </text:drop-down></text:span><text:bookmark-end text:name="ПолеСоСписком12"/><text:span text:style-name="T7"> </text:span><text:bookmark-start text:name="ТекстовоеПоле15"/><text:span text:style-name="T7"><text:text-input text:description="ТекстовоеПоле15">     </text:text-input></text:span><text:bookmark-end text:name="ТекстовоеПоле15"/><text:span text:style-name="T7">. </text:span><text:span text:style-name="T5">Рельеф слизистой</text:span><text:bookmark-start text:name="ПолеСоСписком4"/><text:span text:style-name="T7"> </text:span><text:bookmark-end text:name="ПолеСоСписком4"/><text:span text:style-name="T7"><text:drop-down text:name=""><text:label text:current-selected="true" text:value="               "/><text:label text:value="изменен"/><text:label text:value="не изменен"/>               </text:drop-down></text:span><text:span text:style-name="T7"> , </text:span><text:span text:style-name="T5">складки</text:span><text:bookmark-start text:name="ТекстовоеПоле9"/><text:span text:style-name="T7"><text:text-input text:description="ТекстовоеПоле9">     </text:text-input></text:span><text:bookmark-end text:name="ТекстовоеПоле9"/><text:span text:style-name="T7">.</text:span></text:p>
        <text:p text:style-name="P4"><text:span text:style-name="T5">Стенки желудка</text:span><text:span text:style-name="T7"> </text:span><text:bookmark-start text:name="ПолеСоСписком11"/><text:span text:style-name="T7"><text:drop-down text:name="ПолеСоСписком11"><text:label text:current-selected="true" text:value="            "/><text:label text:value="везде эластичные"/>            </text:drop-down></text:span><text:bookmark-end text:name="ПолеСоСписком11"/><text:span text:style-name="T7"> </text:span><text:bookmark-start text:name="ТекстовоеПоле14"/><text:span text:style-name="T7"><text:text-input text:description="ТекстовоеПоле14">     </text:text-input></text:span><text:bookmark-end text:name="ТекстовоеПоле14"/><text:span text:style-name="T7">.</text:span><text:span text:style-name="T5"> Перистальтика</text:span><text:bookmark-start text:name="ПолеСоСписком5"/><text:span text:style-name="T7">: <text:s/></text:span><text:bookmark-end text:name="ПолеСоСписком5"/><text:span text:style-name="T7"><text:drop-down text:name=""><text:label text:current-selected="true" text:value="               "/><text:label text:value="симметричная"/><text:label text:value="поверхностная"/><text:label text:value="средней глубины"/><text:label text:value="сегментирующая"/><text:label text:value="вялая"/><text:label text:value="живая"/><text:label text:value="оживлена"/>               </text:drop-down></text:span><text:span text:style-name="T7">.</text:span></text:p>
        <text:p text:style-name="P4"><text:span text:style-name="T5">Эвакуация</text:span><text:span text:style-name="T7">: </text:span><text:bookmark-start text:name="ПолеСоСписком6"/><text:span text:style-name="T7"><text:drop-down text:name="ПолеСоСписком6"><text:label text:current-selected="true" text:value="                 "/><text:label text:value="отсутствует"/><text:label text:value="замедлена"/><text:label text:value="своевременная"/><text:label text:value="ускорена"/>                 </text:drop-down></text:span><text:bookmark-end text:name="ПолеСоСписком6"/><text:span text:style-name="T7">.</text:span><text:span text:style-name="T5"> Привратник</text:span><text:span text:style-name="T7">:</text:span><text:bookmark-start text:name="ПолеСоСписком7"/><text:span text:style-name="T7"><text:drop-down text:name="ПолеСоСписком7"><text:label text:current-selected="true" text:value="                         "/><text:label text:value="симметричный"/><text:label text:value="деформирован"/>                         </text:drop-down></text:span><text:bookmark-end text:name="ПолеСоСписком7"/><text:span text:style-name="T7"> </text:span></text:p>
        <text:p text:style-name="P4"><text:span text:style-name="T5">Луковица ДПК</text:span><text:span text:style-name="T7"> </text:span><text:bookmark-start text:name="ПолеСоСписком9"/><text:span text:style-name="T7"><text:drop-down text:name="ПолеСоСписком9"><text:label text:current-selected="true" text:value="                     "/><text:label text:value="треугольной формы"/>                     </text:drop-down></text:span><text:bookmark-end text:name="ПолеСоСписком9"/><text:span text:style-name="T7"> </text:span><text:bookmark-start text:name="ТекстовоеПоле13"/><text:span text:style-name="T7"><text:text-input text:description="ТекстовоеПоле13">     </text:text-input></text:span><text:bookmark-end text:name="ТекстовоеПоле13"/><text:span text:style-name="T7">, с </text:span><text:bookmark-start text:name="ПолеСоСписком10"/><text:span text:style-name="T7"><text:drop-down text:name="ПолеСоСписком10"><text:label text:current-selected="true" text:value="              "/><text:label text:value="ровными"/><text:label text:value="выпуклыми"/>              </text:drop-down></text:span><text:bookmark-end text:name="ПолеСоСписком10"/><text:span text:style-name="T7"> </text:span><text:bookmark-start text:name="ТекстовоеПоле12"/><text:span text:style-name="T7"><text:text-input text:description="ТекстовоеПоле12">     </text:text-input></text:span><text:bookmark-end text:name="ТекстовоеПоле12"/><text:span text:style-name="T7"> контурами</text:span></text:p>
        <text:p text:style-name="P4"><text:span text:style-name="T5">Петля ДПК</text:span><text:span text:style-name="T7"> </text:span><text:bookmark-start text:name="ПолеСоСписком8"/><text:span text:style-name="T7"><text:drop-down text:name="ПолеСоСписком8"><text:label text:current-selected="true" text:value="               "/><text:label text:value="развертывается обычно"/><text:label text:value="пассаж не нарушен"/>               </text:drop-down></text:span><text:bookmark-end text:name="ПолеСоСписком8"/><text:span text:style-name="T7"> </text:span><text:bookmark-start text:name="ТекстовоеПоле11"/><text:span text:style-name="T7"><text:text-input text:description="ТекстовоеПоле11">     </text:text-input></text:span><text:bookmark-end text:name="ТекстовоеПоле11"/></text:p>
        <text:p text:style-name="P6"/>
        <text:p text:style-name="P4"><text:span text:style-name="T3">Заключение:</text:span><text:bookmark-start text:name="ТекстовоеПоле10"/><text:span text:style-name="T3"><text:text-input text:description="ТекстовоеПоле10">     </text:text-input></text:span><text:bookmark-end text:name="ТекстовоеПоле10"/></text:p>
        <text:p text:style-name="P6"><text:s/></text:p>
        <text:p text:style-name="P6"><text:tab/><text:tab/><text:tab/><text:tab/><text:tab/><text:tab/></text:p>
        <text:p text:style-name="P6"/>
        <text:p text:style-name="P5"><text:span text:style-name="T2">Врач-рентгенолог:</text:span><text:span text:style-name="T8"> <text:s text:c="3"/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4T22:32:28.20</meta:creation-date>
    <meta:document-statistic meta:table-count="0" meta:image-count="0" meta:object-count="0" meta:page-count="1" meta:paragraph-count="27" meta:word-count="91" meta:character-count="1117"/>
    <dc:date>2010-12-14T22:41:33.65</dc:date>
    <meta:editing-duration>PT00H09M05S</meta:editing-duration>
    <meta:editing-cycles>1</meta:editing-cycles>
    <meta:generator>OpenOffice.org/3.2$Win32 OpenOffice.org_project/320m18$Build-9502</meta:generator>
  </office:meta>
</office:document-meta>
</file>